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1" table:number-rows-repeated="49">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35">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NAME DIALOG</text:p>
          </table:table-cell>
          <table:table-cell table:style-name="ce6"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9:56:16.37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6T01:12:14.396000000</dc:date>
    <meta:editing-duration>P16DT11M14S</meta:editing-duration>
    <meta:editing-cycles>394</meta:editing-cycles>
    <dc:description>Translation file for Lah-Mboh Mod</dc:description>
    <dc:rights>Perkedel Technologies</dc:rights>
    <dc:title>Lah-Mboh Doom mod translation</dc:title>
    <meta:document-statistic meta:table-count="1" meta:cell-count="716" meta:object-count="0"/>
  </office:meta>
</office:document-meta>
</file>